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801cm" fo:min-width="2.449cm"/>
    </style:style>
    <style:style style:name="gr2" style:family="graphic" style:parent-style-name="standard">
      <style:graphic-properties draw:stroke="none" svg:stroke-color="#000000" draw:fill="none" draw:fill-color="#ffffff" fo:min-height="0.63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41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15cm" fo:min-width="3.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5cm" fo:min-width="3.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15cm" fo:min-width="3.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="Square" draw:marker-end-width="0.252cm" draw:fill="none" draw:textarea-horizontal-align="justify" draw:textarea-vertical-align="middle" draw:auto-grow-height="false" fo:min-height="2.15cm" fo:min-width="3.2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713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start="" draw:marker-start-width="0.3cm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957cm"/>
    </style:style>
    <style:style style:name="gr17" style:family="graphic" style:parent-style-name="standard">
      <style:graphic-properties svg:stroke-color="#003333" draw:fill="none" draw:textarea-horizontal-align="justify" draw:textarea-vertical-align="middle" draw:auto-grow-height="false" fo:min-height="18.75cm" fo:min-width="25.76cm"/>
    </style:style>
    <style:style style:name="gr18" style:family="graphic" style:parent-style-name="standard">
      <style:graphic-properties draw:stroke="none" svg:stroke-color="#000000" draw:fill="none" draw:fill-color="#ffffff" fo:min-height="0.742cm"/>
    </style:style>
    <style:style style:name="gr19" style:family="graphic" style:parent-style-name="standard">
      <style:graphic-properties draw:marker-start="" draw:marker-start-width="0.3cm" draw:marker-end="Rounded_20_large_20_Arrow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end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2.949cm" svg:height="2.051cm" svg:x="2.051cm" svg:y="9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428cm" svg:height="0.886cm" svg:x="2.463cm" svg:y="9.617cm">
            <draw:text-box>
              <text:p text:style-name="P2">STM32</text:p>
            </draw:text-box>
          </draw:frame>
        </draw:g>
        <draw:g xml:id="id9" draw:id="id9">
          <draw:g xml:id="id4" draw:id="id4">
            <draw:custom-shape draw:style-name="gr3" draw:text-style-name="P1" draw:layer="layout" svg:width="2.3cm" svg:height="1.491cm" svg:x="24.981cm" svg:y="6.0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2.3cm" svg:height="1.491cm" svg:x="24.981cm" svg:y="6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" draw:layer="layout" svg:width="1.9cm" svg:height="1.685cm" svg:x="25.181cm" svg:y="6.133cm">
              <draw:text-box>
                <text:p text:style-name="P4"><text:span text:style-name="T1">1-wire</text:span></text:p>
                <text:p text:style-name="P4"><text:span text:style-name="T1">маяк №2</text:span></text:p>
              </draw:text-box>
            </draw:frame>
          </draw:g>
          <draw:g xml:id="id2" draw:id="id2">
            <draw:custom-shape draw:style-name="gr3" draw:text-style-name="P1" draw:layer="layout" svg:width="2.3cm" svg:height="1.491cm" svg:x="24.984cm" svg:y="1.9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2.3cm" svg:height="1.491cm" svg:x="24.984cm" svg:y="1.9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" draw:layer="layout" svg:width="1.9cm" svg:height="1.685cm" svg:x="25.184cm" svg:y="1.942cm">
              <draw:text-box>
                <text:p text:style-name="P4"><text:span text:style-name="T1">1-wire</text:span></text:p>
                <text:p text:style-name="P4"><text:span text:style-name="T1">маяк №1</text:span></text:p>
              </draw:text-box>
            </draw:frame>
          </draw:g>
          <draw:polygon draw:style-name="gr5" draw:text-style-name="P1" draw:layer="layout" svg:width="2.399cm" svg:height="1.556cm" svg:x="24.9cm" svg:y="4cm" svg:viewBox="0 0 2400 1557" draw:points="0,1557 0,0 2400,0 2400,1557">
            <text:p/>
          </draw:polygon>
          <draw:path draw:style-name="gr6" draw:text-style-name="P1" draw:layer="layout" svg:width="0.128cm" svg:height="0.128cm" svg:x="26.068cm" svg:y="4.454cm" svg:viewBox="0 0 129 129" svg:d="M64 0c37 0 65 28 65 64 0 37-28 65-65 65-36 0-64-28-64-65 0-36 28-64 64-64z">
            <text:p/>
          </draw:path>
          <draw:polygon draw:style-name="gr7" draw:text-style-name="P1" draw:layer="layout" svg:width="0cm" svg:height="0cm" svg:x="26.068cm" svg:y="4.454cm" svg:viewBox="0 0 0 0" draw:points="0,0">
            <text:p/>
          </draw:polygon>
          <draw:polygon draw:style-name="gr7" draw:text-style-name="P1" draw:layer="layout" svg:width="0cm" svg:height="0cm" svg:x="26.198cm" svg:y="4.584cm" svg:viewBox="0 0 0 0" draw:points="0,0">
            <text:p/>
          </draw:polygon>
          <draw:path draw:style-name="gr6" draw:text-style-name="P1" draw:layer="layout" svg:width="0.128cm" svg:height="0.128cm" svg:x="26.068cm" svg:y="5.038cm" svg:viewBox="0 0 129 129" svg:d="M64 0c37 0 65 28 65 64 0 37-28 65-65 65-36 0-64-28-64-65 0-36 28-64 64-64z">
            <text:p/>
          </draw:path>
          <draw:polygon draw:style-name="gr7" draw:text-style-name="P1" draw:layer="layout" svg:width="0cm" svg:height="0cm" svg:x="26.068cm" svg:y="5.038cm" svg:viewBox="0 0 0 0" draw:points="0,0">
            <text:p/>
          </draw:polygon>
          <draw:polygon draw:style-name="gr7" draw:text-style-name="P1" draw:layer="layout" svg:width="0cm" svg:height="0cm" svg:x="26.198cm" svg:y="5.168cm" svg:viewBox="0 0 0 0" draw:points="0,0">
            <text:p/>
          </draw:polygon>
          <draw:path draw:style-name="gr8" draw:text-style-name="P1" draw:layer="layout" svg:width="0.128cm" svg:height="0.128cm" svg:x="25.484cm" svg:y="4.714cm" svg:viewBox="0 0 129 129" svg:d="M64 0c37 0 65 28 65 64 0 37-28 65-65 65-36 0-64-28-64-65 0-36 28-64 64-64z">
            <text:p/>
          </draw:path>
          <draw:polygon draw:style-name="gr7" draw:text-style-name="P1" draw:layer="layout" svg:width="0cm" svg:height="0cm" svg:x="25.484cm" svg:y="4.714cm" svg:viewBox="0 0 0 0" draw:points="0,0">
            <text:p/>
          </draw:polygon>
          <draw:polygon draw:style-name="gr7" draw:text-style-name="P1" draw:layer="layout" svg:width="0cm" svg:height="0cm" svg:x="25.614cm" svg:y="4.844cm" svg:viewBox="0 0 0 0" draw:points="0,0">
            <text:p/>
          </draw:polygon>
          <draw:polygon draw:style-name="gr6" draw:text-style-name="P1" draw:layer="layout" svg:width="0.597cm" svg:height="0.237cm" svg:x="25.6cm" svg:y="4.8cm" svg:viewBox="0 0 598 238" draw:points="0,0 598,238">
            <text:p/>
          </draw:polygon>
          <draw:polygon draw:style-name="gr6" draw:text-style-name="P1" draw:layer="layout" svg:width="0.583cm" svg:height="0cm" svg:x="24.9cm" svg:y="4.778cm" svg:viewBox="0 0 584 0" draw:points="0,0 584,0">
            <text:p/>
          </draw:polygon>
          <draw:polygon draw:style-name="gr6" draw:text-style-name="P1" xml:id="id1" draw:id="id1" draw:layer="layout" svg:width="0cm" svg:height="0.453cm" svg:x="26.132cm" svg:y="4cm" svg:viewBox="0 0 0 454" draw:points="0,454 0,0">
            <draw:glue-point draw:id="4" svg:x="-180cm" svg:y="-5cm"/>
            <text:p/>
          </draw:polygon>
          <draw:polygon draw:style-name="gr6" draw:text-style-name="P1" xml:id="id3" draw:id="id3" draw:layer="layout" svg:width="0cm" svg:height="0.388cm" svg:x="26.132cm" svg:y="5.168cm" svg:viewBox="0 0 0 389" draw:points="0,0 0,389">
            <text:p/>
          </draw:polygon>
          <draw:frame draw:style-name="gr9" draw:text-style-name="P7" draw:layer="layout" svg:width="1.6cm" svg:height="0.963cm" svg:x="26cm" svg:y="4.2cm">
            <draw:text-box>
              <text:p text:style-name="P6"><text:span text:style-name="T2">Датчик двери</text:span></text:p>
            </draw:text-box>
          </draw:frame>
          <draw:connector draw:style-name="gr10" draw:text-style-name="P8" draw:layer="layout" draw:line-skew="1.65cm -1.566cm" svg:x1="26.132cm" svg:y1="4cm" svg:x2="26.134cm" svg:y2="3.627cm" draw:start-shape="id1" draw:start-glue-point="4" draw:end-shape="id2" draw:end-glue-point="2" svg:d="M26132 4000h1v-594h1v221" svg:viewBox="0 0 3 595">
            <text:p/>
          </draw:connector>
          <draw:connector draw:style-name="gr10" draw:text-style-name="P8" draw:layer="layout" draw:line-skew="-1.647cm 1.437cm" svg:x1="26.132cm" svg:y1="5.557cm" svg:x2="26.131cm" svg:y2="6.094cm" draw:start-shape="id3" draw:start-glue-point="2" draw:end-shape="id4" draw:end-glue-point="0" svg:d="M26132 5557h3v530h-4v7" svg:viewBox="0 0 5 538">
            <text:p/>
          </draw:connector>
        </draw:g>
        <draw:line draw:style-name="gr11" draw:text-style-name="P1" xml:id="id5" draw:id="id5" draw:layer="layout" svg:x1="6.638cm" svg:y1="3.442cm" svg:x2="17.312cm" svg:y2="3.455cm">
          <text:p/>
        </draw:line>
        <draw:line draw:style-name="gr12" draw:text-style-name="P1" xml:id="id11" draw:id="id11" draw:layer="layout" svg:x1="6.641cm" svg:y1="5.361cm" svg:x2="6.641cm" svg:y2="14.658cm">
          <text:p/>
        </draw:line>
        <draw:g xml:id="id6" draw:id="id6">
          <draw:custom-shape draw:style-name="gr3" draw:text-style-name="P1" draw:layer="layout" svg:width="2.3cm" svg:height="1.491cm" svg:x="5.468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9" draw:layer="layout" svg:width="2.576cm" svg:height="1.047cm" svg:x="5.351cm" svg:y="1.416cm">
            <draw:text-box>
              <text:p><text:span text:style-name="T3">1-wire</text:span></text:p>
              <text:p><text:span text:style-name="T3">термодатчик</text:span></text:p>
            </draw:text-box>
          </draw:frame>
        </draw:g>
        <draw:g xml:id="id7" draw:id="id7">
          <draw:custom-shape draw:style-name="gr3" draw:text-style-name="P1" draw:layer="layout" svg:width="2.3cm" svg:height="1.491cm" svg:x="16.139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9" draw:layer="layout" svg:width="2.576cm" svg:height="1.047cm" svg:x="16.022cm" svg:y="1.416cm">
            <draw:text-box>
              <text:p><text:span text:style-name="T3">1-wire</text:span></text:p>
              <text:p><text:span text:style-name="T3">термодатчик</text:span></text:p>
            </draw:text-box>
          </draw:frame>
        </draw:g>
        <draw:connector draw:style-name="gr10" draw:text-style-name="P8" xml:id="id10" draw:id="id10" draw:layer="layout" draw:line-skew="1.788cm -0.527cm" svg:x1="6.638cm" svg:y1="3.448cm" svg:x2="6.639cm" svg:y2="2.691cm" draw:start-shape="id5" draw:start-glue-point="3" draw:end-shape="id6" draw:end-glue-point="2" svg:d="M6638 3448h1v-2-755" svg:viewBox="0 0 2 758">
          <text:p/>
        </draw:connector>
        <draw:connector draw:style-name="gr10" draw:text-style-name="P8" xml:id="id8" draw:id="id8" draw:layer="layout" draw:line-skew="-1.79cm -0.525cm" svg:x1="17.312cm" svg:y1="3.448cm" svg:x2="17.31cm" svg:y2="2.691cm" draw:start-shape="id5" draw:start-glue-point="1" draw:end-shape="id7" draw:end-glue-point="2" svg:d="M17312 3448h-4 2v-757" svg:viewBox="0 0 5 758">
          <text:p/>
        </draw:connector>
        <draw:connector draw:style-name="gr10" draw:text-style-name="P8" draw:layer="layout" svg:x1="17.308cm" svg:y1="3.448cm" svg:x2="24.9cm" svg:y2="4.748cm" draw:start-shape="id8" draw:start-glue-point="0" draw:end-shape="id9" draw:end-glue-point="3" svg:d="M17308 3448v1300h7592" svg:viewBox="0 0 7593 1301">
          <text:p/>
        </draw:connector>
        <draw:connector draw:style-name="gr10" draw:text-style-name="P8" draw:layer="layout" draw:line-skew="-0.52cm" svg:x1="6.639cm" svg:y1="3.446cm" svg:x2="6.641cm" svg:y2="5.361cm" draw:start-shape="id10" draw:start-glue-point="0" draw:end-shape="id11" draw:end-glue-point="0" svg:d="M6639 3446v1915h2" svg:viewBox="0 0 3 1916">
          <text:p/>
        </draw:connector>
        <draw:connector draw:style-name="gr10" draw:text-style-name="P8" draw:layer="layout" svg:x1="5cm" svg:y1="10.017cm" svg:x2="6.641cm" svg:y2="10.009cm" draw:end-shape="id11" svg:d="M5000 10017h562v-8h1079" svg:viewBox="0 0 1642 9">
          <text:p/>
        </draw:connector>
        <draw:g xml:id="id17" draw:id="id17">
          <draw:g xml:id="id15" draw:id="id15">
            <draw:custom-shape draw:style-name="gr3" draw:text-style-name="P1" draw:layer="layout" svg:width="2.3cm" svg:height="1.491cm" svg:x="25.106cm" svg:y="17.4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2.3cm" svg:height="1.491cm" svg:x="25.106cm" svg:y="17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" draw:layer="layout" svg:width="1.9cm" svg:height="1.685cm" svg:x="25.306cm" svg:y="17.481cm">
              <draw:text-box>
                <text:p text:style-name="P4"><text:span text:style-name="T1">1-wire</text:span></text:p>
                <text:p text:style-name="P4"><text:span text:style-name="T1">маяк №4</text:span></text:p>
              </draw:text-box>
            </draw:frame>
          </draw:g>
          <draw:g xml:id="id13" draw:id="id13">
            <draw:custom-shape draw:style-name="gr3" draw:text-style-name="P1" draw:layer="layout" svg:width="2.3cm" svg:height="1.491cm" svg:x="25.109cm" svg:y="13.2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2.3cm" svg:height="1.491cm" svg:x="25.109cm" svg:y="13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5" draw:layer="layout" svg:width="1.9cm" svg:height="1.685cm" svg:x="25.309cm" svg:y="13.29cm">
              <draw:text-box>
                <text:p text:style-name="P4"><text:span text:style-name="T1">1-wire</text:span></text:p>
                <text:p text:style-name="P4"><text:span text:style-name="T1">маяк №3</text:span></text:p>
              </draw:text-box>
            </draw:frame>
          </draw:g>
          <draw:polygon draw:style-name="gr5" draw:text-style-name="P1" draw:layer="layout" svg:width="2.399cm" svg:height="1.556cm" svg:x="25.025cm" svg:y="15.348cm" svg:viewBox="0 0 2400 1557" draw:points="0,1557 0,0 2400,0 2400,1557">
            <text:p/>
          </draw:polygon>
          <draw:path draw:style-name="gr6" draw:text-style-name="P1" draw:layer="layout" svg:width="0.128cm" svg:height="0.128cm" svg:x="26.193cm" svg:y="15.802cm" svg:viewBox="0 0 129 129" svg:d="M64 0c37 0 65 28 65 64 0 37-28 65-65 65-36 0-64-28-64-65 0-36 28-64 64-64z">
            <text:p/>
          </draw:path>
          <draw:polygon draw:style-name="gr7" draw:text-style-name="P1" draw:layer="layout" svg:width="0cm" svg:height="0cm" svg:x="26.193cm" svg:y="15.802cm" svg:viewBox="0 0 0 0" draw:points="0,0">
            <text:p/>
          </draw:polygon>
          <draw:polygon draw:style-name="gr7" draw:text-style-name="P1" draw:layer="layout" svg:width="0cm" svg:height="0cm" svg:x="26.323cm" svg:y="15.932cm" svg:viewBox="0 0 0 0" draw:points="0,0">
            <text:p/>
          </draw:polygon>
          <draw:path draw:style-name="gr6" draw:text-style-name="P1" draw:layer="layout" svg:width="0.128cm" svg:height="0.128cm" svg:x="26.193cm" svg:y="16.386cm" svg:viewBox="0 0 129 129" svg:d="M64 0c37 0 65 28 65 64 0 37-28 65-65 65-36 0-64-28-64-65 0-36 28-64 64-64z">
            <text:p/>
          </draw:path>
          <draw:polygon draw:style-name="gr7" draw:text-style-name="P1" draw:layer="layout" svg:width="0cm" svg:height="0cm" svg:x="26.193cm" svg:y="16.386cm" svg:viewBox="0 0 0 0" draw:points="0,0">
            <text:p/>
          </draw:polygon>
          <draw:polygon draw:style-name="gr7" draw:text-style-name="P1" draw:layer="layout" svg:width="0cm" svg:height="0cm" svg:x="26.323cm" svg:y="16.516cm" svg:viewBox="0 0 0 0" draw:points="0,0">
            <text:p/>
          </draw:polygon>
          <draw:path draw:style-name="gr8" draw:text-style-name="P1" draw:layer="layout" svg:width="0.128cm" svg:height="0.128cm" svg:x="25.609cm" svg:y="16.062cm" svg:viewBox="0 0 129 129" svg:d="M64 0c37 0 65 28 65 64 0 37-28 65-65 65-36 0-64-28-64-65 0-36 28-64 64-64z">
            <text:p/>
          </draw:path>
          <draw:polygon draw:style-name="gr7" draw:text-style-name="P1" draw:layer="layout" svg:width="0cm" svg:height="0cm" svg:x="25.609cm" svg:y="16.062cm" svg:viewBox="0 0 0 0" draw:points="0,0">
            <text:p/>
          </draw:polygon>
          <draw:polygon draw:style-name="gr7" draw:text-style-name="P1" draw:layer="layout" svg:width="0cm" svg:height="0cm" svg:x="25.739cm" svg:y="16.192cm" svg:viewBox="0 0 0 0" draw:points="0,0">
            <text:p/>
          </draw:polygon>
          <draw:polygon draw:style-name="gr6" draw:text-style-name="P1" draw:layer="layout" svg:width="0.597cm" svg:height="0.237cm" svg:x="25.725cm" svg:y="16.148cm" svg:viewBox="0 0 598 238" draw:points="0,0 598,238">
            <text:p/>
          </draw:polygon>
          <draw:polygon draw:style-name="gr6" draw:text-style-name="P1" draw:layer="layout" svg:width="0.583cm" svg:height="0cm" svg:x="25.025cm" svg:y="16.126cm" svg:viewBox="0 0 584 0" draw:points="0,0 584,0">
            <text:p/>
          </draw:polygon>
          <draw:polygon draw:style-name="gr6" draw:text-style-name="P1" xml:id="id12" draw:id="id12" draw:layer="layout" svg:width="0cm" svg:height="0.453cm" svg:x="26.257cm" svg:y="15.348cm" svg:viewBox="0 0 0 454" draw:points="0,454 0,0">
            <draw:glue-point draw:id="4" svg:x="-180cm" svg:y="-5cm"/>
            <text:p/>
          </draw:polygon>
          <draw:polygon draw:style-name="gr6" draw:text-style-name="P1" xml:id="id14" draw:id="id14" draw:layer="layout" svg:width="0cm" svg:height="0.388cm" svg:x="26.257cm" svg:y="16.516cm" svg:viewBox="0 0 0 389" draw:points="0,0 0,389">
            <text:p/>
          </draw:polygon>
          <draw:frame draw:style-name="gr9" draw:text-style-name="P7" draw:layer="layout" svg:width="1.6cm" svg:height="0.963cm" svg:x="26.125cm" svg:y="15.548cm">
            <draw:text-box>
              <text:p text:style-name="P6"><text:span text:style-name="T2">Датчик двери</text:span></text:p>
            </draw:text-box>
          </draw:frame>
          <draw:connector draw:style-name="gr10" draw:text-style-name="P8" draw:layer="layout" draw:line-skew="1.65cm -1.566cm" svg:x1="26.257cm" svg:y1="15.348cm" svg:x2="26.259cm" svg:y2="14.751cm" draw:start-shape="id12" draw:start-glue-point="4" draw:end-shape="id13" draw:end-glue-point="2" svg:d="M26257 15348h1v-594h1v-3" svg:viewBox="0 0 3 598">
            <text:p/>
          </draw:connector>
          <draw:connector draw:style-name="gr10" draw:text-style-name="P8" draw:layer="layout" draw:line-skew="-1.647cm 1.437cm" svg:x1="26.257cm" svg:y1="16.905cm" svg:x2="26.256cm" svg:y2="17.442cm" draw:start-shape="id14" draw:start-glue-point="2" draw:end-shape="id15" draw:end-glue-point="0" svg:d="M26257 16905h3v530h-4v7" svg:viewBox="0 0 5 538">
            <text:p/>
          </draw:connector>
        </draw:g>
        <draw:line draw:style-name="gr11" draw:text-style-name="P1" xml:id="id16" draw:id="id16" draw:layer="layout" svg:x1="6.625cm" svg:y1="17.235cm" svg:x2="17.559cm" svg:y2="17.248cm">
          <text:p/>
        </draw:line>
        <draw:connector draw:style-name="gr10" draw:text-style-name="P8" draw:layer="layout" draw:line-skew="0.508cm" svg:x1="6.625cm" svg:y1="17.241cm" svg:x2="6.641cm" svg:y2="14.658cm" draw:start-shape="id16" draw:start-glue-point="3" draw:end-shape="id11" draw:end-glue-point="2" svg:d="M6625 17241h-10v-2583h26" svg:viewBox="0 0 27 2584">
          <text:p/>
        </draw:connector>
        <draw:connector draw:style-name="gr10" draw:text-style-name="P8" xml:id="id19" draw:id="id19" draw:layer="layout" svg:x1="17.555cm" svg:y1="17.241cm" svg:x2="25.025cm" svg:y2="16.096cm" draw:end-shape="id17" draw:end-glue-point="3" svg:d="M17555 17241h3476v-1145h3994" svg:viewBox="0 0 7471 1146">
          <text:p/>
        </draw:connector>
        <draw:connector draw:style-name="gr10" draw:text-style-name="P8" draw:layer="layout" draw:line-skew="1.804cm 0.524cm" svg:x1="6.625cm" svg:y1="17.241cm" svg:x2="6.609cm" svg:y2="18.087cm" draw:start-shape="id16" draw:start-glue-point="3" draw:end-shape="id18" draw:end-glue-point="0" svg:d="M6625 17241h-16v846" svg:viewBox="0 0 17 847">
          <text:p/>
        </draw:connector>
        <draw:g xml:id="id18" draw:id="id18">
          <draw:custom-shape draw:style-name="gr3" draw:text-style-name="P1" draw:layer="layout" svg:width="2.3cm" svg:height="1.491cm" svg:x="5.438cm" svg:y="18.0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9" draw:layer="layout" svg:width="2.576cm" svg:height="1.047cm" svg:x="5.321cm" svg:y="18.303cm">
            <draw:text-box>
              <text:p><text:span text:style-name="T3">1-wire</text:span></text:p>
              <text:p><text:span text:style-name="T3">термодатчик</text:span></text:p>
            </draw:text-box>
          </draw:frame>
        </draw:g>
        <draw:g xml:id="id21" draw:id="id21">
          <draw:custom-shape draw:style-name="gr3" draw:text-style-name="P1" draw:layer="layout" svg:width="2.3cm" svg:height="1.491cm" svg:x="16.386cm" svg:y="18.0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9" draw:layer="layout" svg:width="2.576cm" svg:height="1.047cm" svg:x="16.269cm" svg:y="18.313cm">
            <draw:text-box>
              <text:p><text:span text:style-name="T3">1-wire</text:span></text:p>
              <text:p><text:span text:style-name="T3">термодатчик</text:span></text:p>
            </draw:text-box>
          </draw:frame>
        </draw:g>
        <draw:connector draw:style-name="gr10" draw:text-style-name="P8" draw:layer="layout" draw:line-skew="-0.534cm 0.515cm" svg:x1="17.555cm" svg:y1="17.241cm" svg:x2="17.555cm" svg:y2="17.241cm" draw:start-shape="id19" draw:start-glue-point="2" draw:end-shape="id20" draw:end-glue-point="2" svg:d="M17555 17241v840h-3v-840z" svg:viewBox="0 0 4 841">
          <text:p/>
        </draw:connector>
        <draw:connector draw:style-name="gr10" draw:text-style-name="P8" xml:id="id20" draw:id="id20" draw:layer="layout" svg:x1="17.555cm" svg:y1="17.241cm" svg:x2="17.557cm" svg:y2="18.097cm" draw:end-shape="id21" draw:end-glue-point="0" svg:d="M17555 17241v177h2v679" svg:viewBox="0 0 3 857">
          <text:p/>
        </draw:connector>
        <draw:frame draw:style-name="gr14" draw:text-style-name="P5" draw:layer="layout" svg:width="3.237cm" svg:height="0.729cm" svg:x="7.896cm" svg:y="11.093cm">
          <draw:text-box>
            <text:p text:style-name="P4"><text:span text:style-name="T1">Провод 1-wire</text:span></text:p>
          </draw:text-box>
        </draw:frame>
        <draw:line draw:style-name="gr15" draw:text-style-name="P8" draw:layer="layout" svg:x1="7.897cm" svg:y1="11.479cm" svg:x2="6.676cm" svg:y2="10.828cm">
          <text:p/>
        </draw:line>
        <draw:frame draw:style-name="gr16" draw:text-style-name="P11" draw:layer="layout" svg:width="3.617cm" svg:height="1.207cm" svg:x="20.2cm" svg:y="3.145cm">
          <draw:text-box>
            <text:p text:style-name="P10"><text:span text:style-name="T1">Датчик холла / </text:span><text:span text:style-name="T1"><text:line-break/></text:span><text:span text:style-name="T1">геркон</text:span></text:p>
          </draw:text-box>
        </draw:frame>
        <draw:line draw:style-name="gr15" draw:text-style-name="P8" draw:layer="layout" svg:x1="23.46cm" svg:y1="3.822cm" svg:x2="24.871cm" svg:y2="4.322cm">
          <text:p/>
        </draw:line>
        <draw:custom-shape draw:style-name="gr17" draw:text-style-name="P1" draw:layer="layout" svg:width="26.26cm" svg:height="19cm" svg:x="2.216cm" svg:y="1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4.795cm" svg:height="0.992cm" svg:x="2.316cm" svg:y="13.196cm">
          <draw:text-box>
            <text:p text:style-name="P4"><text:span text:style-name="T4">Рефрежиратор</text:span></text:p>
          </draw:text-box>
        </draw:frame>
        <draw:line draw:style-name="gr19" draw:text-style-name="P8" draw:layer="layout" svg:x1="4.432cm" svg:y1="13.924cm" svg:x2="2.249cm" svg:y2="15.1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10:55:07.014960354</meta:creation-date>
    <dc:date>2016-05-31T12:18:18.816457332</dc:date>
    <meta:editing-duration>PT9M15S</meta:editing-duration>
    <meta:editing-cycles>1</meta:editing-cycles>
    <meta:document-statistic meta:object-count="87"/>
    <meta:generator>LibreOffice/5.1.1.2$Linux_X86_64 LibreOffice_project/10m0$Build-2</meta:generator>
  </office:meta>
</office:document-meta>
</file>